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obotOffset_avg" table:style-name="ta1">
        <table:shapes>
          <draw:frame draw:z-index="0" draw:style-name="gr1" draw:text-style-name="P1" svg:width="187.87mm" svg:height="115.81mm" svg:x="116.35mm" svg:y="5.58mm">
            <loext:p draw:notify-on-update-of-ranges="robotOffset_avg.A2:robotOffset_avg.A5 robotOffset_avg.A2:robotOffset_avg.A5 robotOffset_avg.C2:robotOffset_avg.C5 robotOffset_avg.A2:robotOffset_avg.A5 robotOffset_avg.C6:robotOffset_avg.C9 robotOffset_avg.A2:robotOffset_avg.A5 robotOffset_avg.C10:robotOffset_avg.C13 robotOffset_avg.A2:robotOffset_avg.A5 robotOffset_avg.C14:robotOffset_avg.C17 robotOffset_avg.A2:robotOffset_avg.A5 robotOffset_avg.C18:robotOffset_avg.C21 robotOffset_avg.A2:robotOffset_avg.A5 robotOffset_avg.C22:robotOffset_avg.C25 robotOffset_avg.A2:robotOffset_avg.A5 robotOffset_avg.C26:robotOffset_avg.C29 robotOffset_avg.A2:robotOffset_avg.A5 robotOffset_avg.C30:robotOffset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obotOffset</text:p>
          </table:table-cell>
          <table:table-cell office:value-type="string" calcext:value-type="string">
            <text:p>robots</text:p>
          </table:table-cell>
          <table:table-cell office:value-type="string" calcext:value-type="string">
            <text:p>2500p</text:p>
          </table:table-cell>
          <table:table-cell office:value-type="string" calcext:value-type="string">
            <text:p>central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.6920903955" calcext:value-type="float">
            <text:p>8.6920903955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0.5289548023" calcext:value-type="float">
            <text:p>10.528954802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1.4392655367" calcext:value-type="float">
            <text:p>11.4392655367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3.3502824859" calcext:value-type="float">
            <text:p>13.3502824859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.4915254237" calcext:value-type="float">
            <text:p>20.4915254237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2.6603107345" calcext:value-type="float">
            <text:p>22.6603107345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7.0981638418" calcext:value-type="float">
            <text:p>27.0981638418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30.7083333333" calcext:value-type="float">
            <text:p>30.708333333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2.8919491525" calcext:value-type="float">
            <text:p>32.8919491525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7.4392655367" calcext:value-type="float">
            <text:p>37.4392655367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3.1504237288" calcext:value-type="float">
            <text:p>43.1504237288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48.9583333333" calcext:value-type="float">
            <text:p>48.958333333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1.8177966102" calcext:value-type="float">
            <text:p>41.8177966102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8.2556497175" calcext:value-type="float">
            <text:p>48.2556497175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52.7697740113" calcext:value-type="float">
            <text:p>52.769774011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59.8947740113" calcext:value-type="float">
            <text:p>59.894774011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.7401129943503" calcext:value-type="float">
            <text:p>11.7401129944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1.5261299435028" calcext:value-type="float">
            <text:p>11.5261299435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1.9661016949152" calcext:value-type="float">
            <text:p>11.9661016949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1.8721751412429" calcext:value-type="float">
            <text:p>11.8721751412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6.5967514124294" calcext:value-type="float">
            <text:p>26.5967514124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6.0875706214689" calcext:value-type="float">
            <text:p>26.0875706215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6.7994350282486" calcext:value-type="float">
            <text:p>26.7994350282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6.5014124293785" calcext:value-type="float">
            <text:p>26.5014124294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1.7627118644068" calcext:value-type="float">
            <text:p>41.7627118644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1.930790960452" calcext:value-type="float">
            <text:p>41.9307909605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1.8651129943503" calcext:value-type="float">
            <text:p>41.8651129944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41.9823446327684" calcext:value-type="float">
            <text:p>41.9823446328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1.9639830508475" calcext:value-type="float">
            <text:p>51.9639830508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2.1179378531074" calcext:value-type="float">
            <text:p>52.1179378531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52.0607344632769" calcext:value-type="float">
            <text:p>52.0607344633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52.3778248587571" calcext:value-type="float">
            <text:p>52.3778248588</text:p>
          </table:table-cell>
          <table:table-cell office:value-type="string" calcext:value-type="string">
            <text:p>"random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1:21:28.248591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2T11:22:01.928452732</dc:date>
    <meta:editing-duration>PT51M34S</meta:editing-duration>
    <meta:editing-cycles>12</meta:editing-cycles>
    <meta:generator>LibreOffice/5.1.4.2$Linux_X86_64 LibreOffice_project/10m0$Build-2</meta:generator>
    <meta:document-statistic meta:table-count="1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788cm" svg:height="11.582cm" xlink:href=".." xlink:type="simple" chart:class="chart:scatter" chart:style-name="ch1">
        <chart:legend svg:x="13.624cm" svg:y="3.749cm" style:legend-expansion="custom" chartooo:width="4.954cm" chartooo:height="4.084cm" style:legend-expansion-aspect-ratio="1.2130264446621" chart:style-name="ch2"/>
        <chart:plot-area chart:style-name="ch3" table:cell-range-address="robotOffset_avg.A2:robotOffset_avg.A5 robotOffset_avg.C2:robotOffset_avg.C33" chart:data-source-has-labels="both" svg:x="1.385cm" svg:y="0.23cm" svg:width="11.737cm" svg:height="10.139cm">
          <chartooo:coordinate-region svg:x="2.006cm" svg:y="0.43cm" svg:width="10.929cm" svg:height="9.292cm"/>
          <chart:axis chart:dimension="x" chart:name="primary-x" chart:style-name="ch4" chartooo:axis-type="auto">
            <chart:title svg:x="5.092cm" svg:y="10.6cm" chart:style-name="ch5">
              <text:p>Starting point in % of humans</text:p>
            </chart:title>
            <chart:categories table:cell-range-address="robotOffset_avg.A2:robotOffset_avg.A5"/>
          </chart:axis>
          <chart:axis chart:dimension="y" chart:name="primary-y" chart:style-name="ch4">
            <chart:title svg:x="0.45cm" svg:y="7.407cm" chart:style-name="ch6">
              <text:p>% of humans use robot word</text:p>
            </chart:title>
            <chart:grid chart:style-name="ch7" chart:class="major"/>
          </chart:axis>
          <chart:series chart:style-name="ch8" chart:values-cell-range-address="robotOffset_avg.C2:robotOffset_avg.C5" loext:label-string="&quot;3% robots between&quot;" chart:class="chart:scatter">
            <chart:domain table:cell-range-address="robotOffset_avg.A2:robotOffset_avg.A5"/>
            <chart:data-point chart:repeated="4"/>
          </chart:series>
          <chart:series chart:style-name="ch9" chart:values-cell-range-address="robotOffset_avg.C6:robotOffset_avg.C9" loext:label-string="&quot;6% robots between&quot;" chart:class="chart:scatter">
            <chart:data-point chart:repeated="4"/>
          </chart:series>
          <chart:series chart:style-name="ch10" chart:values-cell-range-address="robotOffset_avg.C10:robotOffset_avg.C13" loext:label-string="&quot;9% robots between&quot;" chart:class="chart:scatter">
            <chart:data-point chart:repeated="4"/>
          </chart:series>
          <chart:series chart:style-name="ch11" chart:values-cell-range-address="robotOffset_avg.C14:robotOffset_avg.C17" loext:label-string="&quot;11% robots between&quot;" chart:class="chart:scatter">
            <chart:data-point chart:repeated="4"/>
          </chart:series>
          <chart:series chart:style-name="ch12" chart:values-cell-range-address="robotOffset_avg.C18:robotOffset_avg.C21" loext:label-string="&quot;3% robots random&quot;" chart:class="chart:scatter">
            <chart:data-point chart:repeated="4"/>
          </chart:series>
          <chart:series chart:style-name="ch13" chart:values-cell-range-address="robotOffset_avg.C22:robotOffset_avg.C25" loext:label-string="&quot;6% robots random&quot;" chart:class="chart:scatter">
            <chart:data-point chart:repeated="4"/>
          </chart:series>
          <chart:series chart:style-name="ch14" chart:values-cell-range-address="robotOffset_avg.C26:robotOffset_avg.C29" loext:label-string="&quot;9% robots random&quot;" chart:class="chart:scatter">
            <chart:data-point chart:repeated="4"/>
          </chart:series>
          <chart:series chart:style-name="ch15" chart:values-cell-range-address="robotOffset_avg.C30:robotOffset_avg.C33" loext:label-string="&quot;11% robots random&quot;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% robots between</text:p>
              </table:table-cell>
              <table:table-cell office:value-type="string">
                <text:p>6% robots between</text:p>
              </table:table-cell>
              <table:table-cell office:value-type="string">
                <text:p>9% robots between</text:p>
              </table:table-cell>
              <table:table-cell office:value-type="string">
                <text:p>11% robots between</text:p>
              </table:table-cell>
              <table:table-cell office:value-type="string">
                <text:p>3% robots random</text:p>
              </table:table-cell>
              <table:table-cell office:value-type="string">
                <text:p>6% robots random</text:p>
              </table:table-cell>
              <table:table-cell office:value-type="string">
                <text:p>9% robots random</text:p>
              </table:table-cell>
              <table:table-cell office:value-type="string">
                <text:p>11% robots 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8.6920903955">
                <text:p>8.6920903955</text:p>
                <draw:g>
                  <svg:desc>robotOffset_avg.C2:robotOffset_avg.C5</svg:desc>
                </draw:g>
              </table:table-cell>
              <table:table-cell office:value-type="float" office:value="20.4915254237">
                <text:p>20.4915254237</text:p>
                <draw:g>
                  <svg:desc>robotOffset_avg.C6:robotOffset_avg.C9</svg:desc>
                </draw:g>
              </table:table-cell>
              <table:table-cell office:value-type="float" office:value="32.8919491525">
                <text:p>32.8919491525</text:p>
                <draw:g>
                  <svg:desc>robotOffset_avg.C10:robotOffset_avg.C13</svg:desc>
                </draw:g>
              </table:table-cell>
              <table:table-cell office:value-type="float" office:value="41.8177966102">
                <text:p>41.8177966102</text:p>
                <draw:g>
                  <svg:desc>robotOffset_avg.C14:robotOffset_avg.C17</svg:desc>
                </draw:g>
              </table:table-cell>
              <table:table-cell office:value-type="float" office:value="11.7401129943503">
                <text:p>11.7401129943503</text:p>
                <draw:g>
                  <svg:desc>robotOffset_avg.C18:robotOffset_avg.C21</svg:desc>
                </draw:g>
              </table:table-cell>
              <table:table-cell office:value-type="float" office:value="26.5967514124294">
                <text:p>26.5967514124294</text:p>
                <draw:g>
                  <svg:desc>robotOffset_avg.C22:robotOffset_avg.C25</svg:desc>
                </draw:g>
              </table:table-cell>
              <table:table-cell office:value-type="float" office:value="41.7627118644068">
                <text:p>41.7627118644068</text:p>
                <draw:g>
                  <svg:desc>robotOffset_avg.C26:robotOffset_avg.C29</svg:desc>
                </draw:g>
              </table:table-cell>
              <table:table-cell office:value-type="float" office:value="51.9639830508475">
                <text:p>51.9639830508475</text:p>
                <draw:g>
                  <svg:desc>robotOffset_avg.C30:robotOffset_avg.C33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.5289548023">
                <text:p>10.5289548023</text:p>
              </table:table-cell>
              <table:table-cell office:value-type="float" office:value="22.6603107345">
                <text:p>22.6603107345</text:p>
              </table:table-cell>
              <table:table-cell office:value-type="float" office:value="37.4392655367">
                <text:p>37.4392655367</text:p>
              </table:table-cell>
              <table:table-cell office:value-type="float" office:value="48.2556497175">
                <text:p>48.2556497175</text:p>
              </table:table-cell>
              <table:table-cell office:value-type="float" office:value="11.5261299435028">
                <text:p>11.5261299435028</text:p>
              </table:table-cell>
              <table:table-cell office:value-type="float" office:value="26.0875706214689">
                <text:p>26.0875706214689</text:p>
              </table:table-cell>
              <table:table-cell office:value-type="float" office:value="41.930790960452">
                <text:p>41.930790960452</text:p>
              </table:table-cell>
              <table:table-cell office:value-type="float" office:value="52.1179378531074">
                <text:p>52.11793785310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.4392655367">
                <text:p>11.4392655367</text:p>
              </table:table-cell>
              <table:table-cell office:value-type="float" office:value="27.0981638418">
                <text:p>27.0981638418</text:p>
              </table:table-cell>
              <table:table-cell office:value-type="float" office:value="43.1504237288">
                <text:p>43.1504237288</text:p>
              </table:table-cell>
              <table:table-cell office:value-type="float" office:value="52.7697740113">
                <text:p>52.7697740113</text:p>
              </table:table-cell>
              <table:table-cell office:value-type="float" office:value="11.9661016949152">
                <text:p>11.9661016949152</text:p>
              </table:table-cell>
              <table:table-cell office:value-type="float" office:value="26.7994350282486">
                <text:p>26.7994350282486</text:p>
              </table:table-cell>
              <table:table-cell office:value-type="float" office:value="41.8651129943503">
                <text:p>41.8651129943503</text:p>
              </table:table-cell>
              <table:table-cell office:value-type="float" office:value="52.0607344632769">
                <text:p>52.060734463276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.3502824859">
                <text:p>13.3502824859</text:p>
              </table:table-cell>
              <table:table-cell office:value-type="float" office:value="30.7083333333">
                <text:p>30.7083333333</text:p>
              </table:table-cell>
              <table:table-cell office:value-type="float" office:value="48.9583333333">
                <text:p>48.9583333333</text:p>
              </table:table-cell>
              <table:table-cell office:value-type="float" office:value="59.8947740113">
                <text:p>59.8947740113</text:p>
              </table:table-cell>
              <table:table-cell office:value-type="float" office:value="11.8721751412429">
                <text:p>11.8721751412429</text:p>
              </table:table-cell>
              <table:table-cell office:value-type="float" office:value="26.5014124293785">
                <text:p>26.5014124293785</text:p>
              </table:table-cell>
              <table:table-cell office:value-type="float" office:value="41.9823446327684">
                <text:p>41.9823446327684</text:p>
              </table:table-cell>
              <table:table-cell office:value-type="float" office:value="52.3778248587571">
                <text:p>52.3778248587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